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ce03" officeooo:paragraph-rsid="0014ce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 Westen geht die Sonne im Osten auf. Aber wo geht sie im Osten auf? Das ist eine berechtigte Frage..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8T09:46:35.601599076</meta:creation-date>
    <dc:date>2020-05-18T09:47:48.427199183</dc:date>
    <meta:editing-duration>PT1M19S</meta:editing-duration>
    <meta:editing-cycles>1</meta:editing-cycles>
    <meta:document-statistic meta:table-count="0" meta:image-count="0" meta:object-count="0" meta:page-count="1" meta:paragraph-count="1" meta:word-count="20" meta:character-count="103" meta:non-whitespace-character-count="84"/>
    <meta:generator>LibreOffice/6.3.6.2$Linux_X86_64 LibreOffice_project/30$Build-2</meta:generator>
  </office:meta>
</office:document-meta>
</file>